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10000037864224B56E27BA28B.jpg" manifest:media-type="image/jpeg"/>
  <manifest:file-entry manifest:full-path="Pictures/100000000000041C0000037B5D9FE703AC61A7A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28cm, 0cm, 3.445cm, 0cm)" draw:image-opacity="100%" style:mirror="none"/>
    </style:style>
    <style:style style:name="gr3" style:family="graphic" style:parent-style-name="objectwithoutfill">
      <style:graphic-properties svg:stroke-width="0.2cm" svg:stroke-color="#ff0000" draw:marker-start-width="0.5cm" draw:marker-end-width="0.5cm" draw:fill="solid" draw:fill-color="#ff0000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0000" draw:marker-start="Arrow" draw:marker-start-width="0.6cm" draw:marker-end="Arrow" draw:marker-end-width="0.6cm" draw:fill-color="#ff0000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="Arrow" draw:marker-start-width="0.45cm" draw:marker-end="Arrow" draw:marker-end-width="0.45cm" draw:fill-color="#ff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1cm" svg:height="16.1cm" svg:x="0.7cm" svg:y="4.8cm">
          <draw:image xlink:href="Pictures/100000000000041C0000037B5D9FE703AC61A7A0.jpg" xlink:type="simple" xlink:show="embed" xlink:actuate="onLoad" loext:mime-type="image/jpeg">
            <text:p/>
          </draw:image>
        </draw:frame>
        <draw:frame draw:style-name="gr2" draw:text-style-name="P1" draw:layer="layout" svg:width="10.1cm" svg:height="7.153cm" svg:x="9.6cm" svg:y="4.8cm">
          <draw:image xlink:href="Pictures/10000000000004110000037864224B56E27BA28B.jpg" xlink:type="simple" xlink:show="embed" xlink:actuate="onLoad" loext:mime-type="image/jpeg">
            <text:p/>
          </draw:image>
        </draw:frame>
        <draw:line draw:style-name="gr3" draw:text-style-name="P2" draw:layer="layout" svg:x1="17cm" svg:y1="5.1cm" svg:x2="16.9cm" svg:y2="11.8cm">
          <text:p/>
        </draw:line>
        <draw:line draw:style-name="gr4" draw:text-style-name="P3" draw:layer="layout" svg:x1="17.6cm" svg:y1="5.1cm" svg:x2="17.5cm" svg:y2="11.8cm">
          <text:p/>
        </draw:line>
        <draw:frame draw:style-name="gr5" draw:text-style-name="P4" draw:layer="layout" svg:width="5.921cm" svg:height="0.962cm" draw:transform="rotate (1.58004657183047) translate (18.055cm 11.33cm)">
          <draw:text-box>
            <text:p>20 km at East Toba</text:p>
          </draw:text-box>
        </draw:frame>
        <draw:line draw:style-name="gr6" draw:text-style-name="P5" draw:layer="layout" svg:x1="13cm" svg:y1="6.3cm" svg:x2="14.3cm" svg:y2="7.6cm">
          <text:p/>
        </draw:line>
        <draw:frame draw:style-name="gr5" draw:text-style-name="P4" draw:layer="layout" svg:width="6.932cm" svg:height="0.962cm" draw:transform="rotate (1.58004657183047) translate (16.756cm 20.43cm)">
          <draw:text-box>
            <text:p>20 km at WAC Bennett</text:p>
          </draw:text-box>
        </draw:frame>
        <draw:line draw:style-name="gr7" draw:text-style-name="P3" draw:layer="layout" svg:x1="16.1cm" svg:y1="14.2cm" svg:x2="16.1cm" svg:y2="15.8cm">
          <text:p/>
        </draw:line>
        <draw:frame draw:style-name="gr5" draw:text-style-name="P4" draw:layer="layout" svg:width="6.835cm" svg:height="0.962cm" draw:transform="rotate (0.011693705988362) translate (7.943cm 5.219cm)">
          <draw:text-box>
            <text:p>Headpond (not visible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9:37:15.122117151</meta:creation-date>
    <dc:date>2021-02-27T19:46:24.258963581</dc:date>
    <meta:editing-duration>PT9M9S</meta:editing-duration>
    <meta:editing-cycles>1</meta:editing-cycles>
    <meta:document-statistic meta:object-count="9"/>
    <meta:generator>LibreOffice/6.4.6.2$Linux_X86_64 LibreOffice_project/40$Build-2</meta:generator>
  </office:meta>
</office:document-meta>
</file>